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23A00879F4BBB43F3B0.png" manifest:media-type="image/png"/>
  <manifest:file-entry manifest:full-path="Pictures/10000201000004E3000002BD421D154981A4E254.png" manifest:media-type="image/png"/>
  <manifest:file-entry manifest:full-path="Pictures/10000201000004990000028D3A669D6D002DBB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width="6.9252in" svg:height="3.8417in" draw:z-index="0"><draw:image xlink:href="Pictures/10000201000004990000028D3A669D6D002DBB37.png" xlink:type="simple" xlink:show="embed" xlink:actuate="onLoad"/></draw:frame></text:p>
      <text:p text:style-name="P1"><draw:frame draw:style-name="fr1" draw:name="Image2" text:anchor-type="paragraph" svg:width="6.9252in" svg:height="3.8799in" draw:z-index="1"><draw:image xlink:href="Pictures/10000201000004E3000002BD421D154981A4E254.png" xlink:type="simple" xlink:show="embed" xlink:actuate="onLoad"/></draw:frame></text:p>
      <text:p text:style-name="P1"/>
      <text:p text:style-name="P1"/>
      <text:p text:style-name="P2"/>
      <text:p text:style-name="P2"><draw:frame draw:style-name="fr1" draw:name="Image3" text:anchor-type="paragraph" svg:width="6.9252in" svg:height="3.4807in" draw:z-index="2"><draw:image xlink:href="Pictures/100002010000046E0000023A00879F4BBB43F3B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0:56.035739691</meta:creation-date>
    <dc:date>2019-06-20T14:25:02.576638821</dc:date>
    <meta:editing-duration>PT4M7S</meta:editing-duration>
    <meta:editing-cycles>3</meta:editing-cycles>
    <meta:generator>LibreOffice/5.3.6.1$Linux_X86_64 LibreOffice_project/30$Build-1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